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  <style:style style:name="P2" style:family="paragraph" style:parent-style-name="Standard">
      <style:paragraph-properties fo:break-before="pag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  <style:style style:name="P3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1bf242"/>
    </style:style>
    <style:style style:name="P4" style:family="paragraph" style:parent-style-name="Standard">
      <style:text-properties officeooo:rsid="0012272a" officeooo:paragraph-rsid="001bf242"/>
    </style:style>
    <style:style style:name="P5" style:family="paragraph" style:parent-style-name="Standard">
      <style:text-properties officeooo:paragraph-rsid="001bf242"/>
    </style:style>
    <style:style style:name="P6" style:family="paragraph" style:parent-style-name="Standard" style:master-page-name="Standard">
      <style:paragraph-properties style:page-number="auto"/>
      <style:text-properties officeooo:paragraph-rsid="001bf242"/>
    </style:style>
    <style:style style:name="T1" style:family="text">
      <style:text-properties officeooo:rsid="0008f919"/>
    </style:style>
    <style:style style:name="T2" style:family="text">
      <style:text-properties officeooo:rsid="001227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ello <text:bookmark-start text:name="__DdeLink__23_1982280942"/>{contact.first_name}<text:bookmark-end text:name="__DdeLink__23_1982280942"/> {contact.last_name},</text:p>
      <text:p text:style-name="P5"/>
      <text:p text:style-name="P4">Your Contribution Details are as follows -</text:p>
      <text:p text:style-name="P4"/>
      <text:p text:style-name="P4">Total Amount – {contribution.total_amount}</text:p>
      <text:p text:style-name="P4">Status – {contribution.contribution_status_id}</text:p>
      <text:p text:style-name="P4">Receive Date - {contribution.receive_date}</text:p>
      <text:p text:style-name="P3"><text:span text:style-name="T2">Financial Type - {contribution.financial_type_id}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6-12-23T16:58:59.571492042</dc:date>
    <meta:editing-duration>PT51S</meta:editing-duration>
    <meta:editing-cycles>5</meta:editing-cycles>
    <meta:document-statistic meta:table-count="0" meta:image-count="0" meta:object-count="0" meta:page-count="2" meta:paragraph-count="6" meta:word-count="23" meta:character-count="269" meta:non-whitespace-character-count="249"/>
  </office:meta>
</office:document-meta>
</file>